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  <style:text-properties style:font-name="Cambria"/>
    </style:style>
    <style:style style:name="TableColumn12" style:family="table-column">
      <style:table-column-properties style:column-width="1.0527in"/>
    </style:style>
    <style:style style:name="TableColumn13" style:family="table-column">
      <style:table-column-properties style:column-width="5.7708in"/>
    </style:style>
    <style:style style:name="Table11" style:family="table">
      <style:table-properties style:width="6.8236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-top="none" fo:border-left="none" fo:border-bottom="0.0069in solid #000000" fo:border-right="none" style:writing-mode="lr-tb" fo:padding-top="0.0395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Row17" style:family="table-row">
      <style:table-row-properties/>
    </style:style>
    <style:style style:name="TableCell18" style:family="table-cell">
      <style:table-cell-properties fo:border-top="0.0069in solid #000000" fo:border-left="none" fo:border-bottom="0.0069in solid #000000" fo:border-right="none" style:writing-mode="lr-tb" fo:padding-top="0.0395in" fo:padding-left="0.075in" fo:padding-bottom="0in" fo:padding-right="0.075in"/>
    </style:style>
    <style:style style:name="TableCell19" style:family="table-cell">
      <style:table-cell-properties fo:border-top="0.0069in solid #000000" fo:border-left="none" fo:border-bottom="0.0069in solid #000000" fo:border-right="none" style:writing-mode="lr-tb" fo:padding-top="0.0395in" fo:padding-left="0.075in" fo:padding-bottom="0in" fo:padding-right="0.075in"/>
    </style:style>
    <style:style style:name="TableRow20" style:family="table-row">
      <style:table-row-properties/>
    </style:style>
    <style:style style:name="TableCell21" style:family="table-cell">
      <style:table-cell-properties fo:border-top="0.0069in solid #000000" fo:border-left="none" fo:border-bottom="0.0069in solid #000000" fo:border-right="none" style:writing-mode="lr-tb" fo:padding-top="0.0395in" fo:padding-left="0.075in" fo:padding-bottom="0in" fo:padding-right="0.075in"/>
    </style:style>
    <style:style style:name="TableCell22" style:family="table-cell">
      <style:table-cell-properties fo:border-top="0.0069in solid #000000" fo:border-left="none" fo:border-bottom="0.0069in solid #000000" fo:border-right="none" style:writing-mode="lr-tb" fo:padding-top="0.0395in" fo:padding-left="0.075in" fo:padding-bottom="0in" fo:padding-right="0.075in"/>
    </style:style>
    <style:style style:name="TableRow23" style:family="table-row">
      <style:table-row-properties/>
    </style:style>
    <style:style style:name="TableCell24" style:family="table-cell">
      <style:table-cell-properties fo:border-top="0.0069in solid #000000" fo:border-left="none" fo:border-bottom="0.0069in solid #000000" fo:border-right="none" style:writing-mode="lr-tb" fo:padding-top="0.0395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  <style:text-properties style:font-name-asian="Times New Roman" fo:color="#3C6478" fo:font-size="13pt" style:font-size-asian="13pt" style:font-size-complex="13pt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  <style:text-properties style:font-name-asian="Times New Roman" fo:color="#3C6478" fo:font-size="13pt" style:font-size-asian="13pt" style:font-size-complex="13pt"/>
    </style:style>
    <style:style style:name="P56" style:parent-style-name="Normal" style:family="paragraph">
      <style:paragraph-properties fo:margin-bottom="0in" fo:line-height="100%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  <style:text-properties style:font-name-asian="Times New Roman" fo:color="#3C6478" fo:font-size="13pt" style:font-size-asian="13pt" style:font-size-complex="13pt"/>
    </style:style>
    <style:style style:name="P60" style:parent-style-name="Normal" style:family="paragraph">
      <style:paragraph-properties fo:margin-bottom="0in" fo:line-height="100%"/>
    </style:style>
    <style:style style:name="P61" style:parent-style-name="Normal" style:family="paragraph">
      <style:paragraph-properties fo:text-align="center" fo:margin-bottom="0in" fo:line-height="100%"/>
    </style:style>
    <style:style style:name="TableCell62" style:family="table-cell">
      <style:table-cell-properties fo:border-top="0.0069in solid #000000" fo:border-left="none" fo:border-bottom="0.0069in solid #000000" fo:border-right="none" style:writing-mode="lr-tb" fo:padding-top="0.0395in" fo:padding-left="0.075in" fo:padding-bottom="0in" fo:padding-right="0.075in"/>
    </style:style>
    <style:style style:name="P63" style:parent-style-name="Heading3" style:family="paragraph">
      <style:paragraph-properties fo:line-height="100%"/>
    </style:style>
    <style:style style:name="P64" style:parent-style-name="Heading4" style:family="paragraph">
      <style:paragraph-properties fo:line-height="100%"/>
    </style:style>
    <style:style style:name="P65" style:parent-style-name="Heading3" style:family="paragraph">
      <style:paragraph-properties fo:line-height="100%"/>
    </style:style>
    <style:style style:name="P66" style:parent-style-name="Heading4" style:family="paragraph">
      <style:paragraph-properties fo:line-height="100%"/>
    </style:style>
    <style:style style:name="P67" style:parent-style-name="Heading3" style:family="paragraph">
      <style:paragraph-properties fo:line-height="100%"/>
    </style:style>
    <style:style style:name="P68" style:parent-style-name="Heading4" style:family="paragraph">
      <style:paragraph-properties fo:line-height="100%"/>
    </style:style>
    <style:style style:name="P69" style:parent-style-name="Heading3" style:family="paragraph">
      <style:paragraph-properties fo:line-height="100%"/>
    </style:style>
    <style:style style:name="P70" style:parent-style-name="Heading4" style:family="paragraph">
      <style:paragraph-properties fo:line-height="100%"/>
    </style:style>
    <style:style style:name="P71" style:parent-style-name="Heading3" style:family="paragraph">
      <style:paragraph-properties fo:line-height="100%"/>
    </style:style>
    <style:style style:name="P72" style:parent-style-name="Heading4" style:family="paragraph">
      <style:paragraph-properties fo:line-height="100%"/>
    </style:style>
    <style:style style:name="P73" style:parent-style-name="Heading3" style:family="paragraph">
      <style:paragraph-properties fo:line-height="100%"/>
    </style:style>
    <style:style style:name="P74" style:parent-style-name="Heading4" style:family="paragraph">
      <style:paragraph-properties fo:line-height="100%"/>
    </style:style>
    <style:style style:name="P75" style:parent-style-name="Heading3" style:family="paragraph">
      <style:paragraph-properties fo:line-height="100%"/>
    </style:style>
    <style:style style:name="P76" style:parent-style-name="Heading4" style:family="paragraph">
      <style:paragraph-properties fo:line-height="100%"/>
    </style:style>
    <style:style style:name="P77" style:parent-style-name="Heading3" style:family="paragraph">
      <style:paragraph-properties fo:line-height="100%"/>
    </style:style>
    <style:style style:name="P78" style:parent-style-name="Heading4" style:family="paragraph">
      <style:paragraph-properties fo:line-height="100%"/>
    </style:style>
    <style:style style:name="P79" style:parent-style-name="Heading3" style:family="paragraph">
      <style:paragraph-properties fo:line-height="100%"/>
    </style:style>
    <style:style style:name="P80" style:parent-style-name="Heading4" style:family="paragraph">
      <style:paragraph-properties fo:line-height="100%"/>
    </style:style>
    <style:style style:name="TableRow81" style:family="table-row">
      <style:table-row-properties/>
    </style:style>
    <style:style style:name="TableCell82" style:family="table-cell">
      <style:table-cell-properties fo:border-top="0.0069in solid #000000" fo:border-left="none" fo:border-bottom="0.0069in solid #000000" fo:border-right="none" style:writing-mode="lr-tb" fo:padding-top="0.0395in" fo:padding-left="0.075in" fo:padding-bottom="0in" fo:padding-right="0.075in"/>
    </style:style>
    <style:style style:name="TableCell83" style:family="table-cell">
      <style:table-cell-properties fo:border-top="0.0069in solid #000000" fo:border-left="none" fo:border-bottom="0.0069in solid #000000" fo:border-right="none" style:writing-mode="lr-tb" fo:padding-top="0.0395in" fo:padding-left="0.075in" fo:padding-bottom="0in" fo:padding-right="0.075in"/>
    </style:style>
    <style:style style:name="P84" style:parent-style-name="Heading3" style:family="paragraph">
      <style:paragraph-properties fo:line-height="100%"/>
    </style:style>
    <style:style style:name="P85" style:parent-style-name="Heading4" style:family="paragraph">
      <style:paragraph-properties fo:line-height="100%"/>
    </style:style>
    <style:style style:name="P86" style:parent-style-name="Heading3" style:family="paragraph">
      <style:paragraph-properties fo:line-height="100%"/>
    </style:style>
    <style:style style:name="P87" style:parent-style-name="Heading4" style:family="paragraph">
      <style:paragraph-properties fo:line-height="100%"/>
    </style:style>
    <style:style style:name="TableRow88" style:family="table-row">
      <style:table-row-properties/>
    </style:style>
    <style:style style:name="TableCell89" style:family="table-cell">
      <style:table-cell-properties fo:border-top="0.0069in solid #000000" fo:border-left="none" fo:border-bottom="none" fo:border-right="none" style:writing-mode="lr-tb" fo:padding-top="0.0395in" fo:padding-left="0.075in" fo:padding-bottom="0in" fo:padding-right="0.075in"/>
    </style:style>
    <style:style style:name="TableCell90" style:family="table-cell">
      <style:table-cell-properties fo:border-top="0.0069in solid #000000" fo:border-left="none" fo:border-bottom="none" fo:border-right="none" style:writing-mode="lr-tb" fo:padding-top="0.0395in" fo:padding-left="0.075in" fo:padding-bottom="0in" fo:padding-right="0.075in"/>
    </style:style>
  </office:automatic-styles>
  <office:body>
    <office:text text:use-soft-page-breaks="true">
      <text:h text:style-name="P1" text:outline-level="1"><text:bookmark-start text:name="Contact"/><text:bookmark-end text:name="Contact"/>Steve Holmes</text:h>
      <text:p text:style-name="ListParagraph">East Morton, West Yorkshire;<text:s/><text:a xlink:href="mailto:stevie.holmes@gmail.com" office:target-frame-name="_top" xlink:show="replace"><text:span text:style-name="Hyperlink">stevie.holmes@gmail.com</text:span></text:a></text:p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 table:number-columns-spanned="2">
            <text:p text:style-name="P16"/>
          </table:table-cell>
          <table:covered-table-cell/>
        </table:table-row>
        <table:table-row table:style-name="TableRow17">
          <table:table-cell table:style-name="TableCell18">
            <text:h text:style-name="Heading2" text:outline-level="2"><text:bookmark-start text:name="Profile"/><text:bookmark-end text:name="Profile"/>Business Intelligence Developer</text:h>
          </table:table-cell>
          <table:table-cell table:style-name="TableCell19">
            <text:p text:style-name="ListParagraph">I am highly numerate and technically skilled with a strong sense of integrity. I<text:s/>enjoy bringing a creative, analytical and logical approach to problem solving. Currently employed as Head of Technology at Pi Healthcare, I have over 19 years of experience developing data-driven analytical strategies that address business problems. I combine my management experience and technical understanding to bring value to businesses.</text:p>
            <text:p text:style-name="ListParagraph"/>
          </table:table-cell>
        </table:table-row>
        <table:table-row table:style-name="TableRow20">
          <table:table-cell table:style-name="TableCell21">
            <text:h text:style-name="Heading2" text:outline-level="2"><text:bookmark-start text:name="Skills"/><text:bookmark-end text:name="Skills"/>Skills</text:h>
          </table:table-cell>
          <table:table-cell table:style-name="TableCell22">
            <text:p text:style-name="ListParagraph">SQL Server; T-SQL; Excel; VBA; Office 365 suite; Power BI.</text:p>
            <text:p text:style-name="ListParagraph">Microsoft Azure; SSIS; SSRS; SSAS; HES; SUS; SLAM; Various web design packages &amp; processes.</text:p>
            <text:p text:style-name="ListParagraph">Agile development; Prince2 (practitioner - lapsed).</text:p>
            <text:p text:style-name="Normal">Information<text:s/>governance; Stakeholder management; Problem solving; Data<text:s/>analysis.</text:p>
            <text:p text:style-name="Normal"/>
          </table:table-cell>
        </table:table-row>
        <table:table-row table:style-name="TableRow23">
          <table:table-cell table:style-name="TableCell24">
            <text:h text:style-name="Heading2" text:outline-level="2"><text:bookmark-start text:name="Experience"/><text:bookmark-end text:name="Experience"/>Experience</text:h>
            <text:p text:style-name="P25"/>
            <text:p text:style-name="P26"/>
            <text:p text:style-name="P27"/>
            <text:p text:style-name="P28"/>
            <text:p text:style-name="P29"/>
            <text:p text:style-name="P30"/>
            <text:p text:style-name="P31"/>
            <text:p text:style-name="P32"/>
            <text:p text:style-name="P33"/>
            <text:p text:style-name="P34"/>
            <text:p text:style-name="P35"/>
            <text:p text:style-name="P36"/>
            <text:p text:style-name="P37"/>
            <text:p text:style-name="P38"/>
            <text:p text:style-name="P39"/>
            <text:p text:style-name="P40"/>
            <text:p text:style-name="P41"/>
            <text:p text:style-name="P42"/>
            <text:p text:style-name="P43"/>
            <text:p text:style-name="P44"/>
            <text:p text:style-name="P45"/>
            <text:p text:style-name="P46"/>
            <text:p text:style-name="P47"/>
            <text:p text:style-name="P48"/>
            <text:p text:style-name="P49"/>
            <text:p text:style-name="P50"/>
            <text:p text:style-name="P51"/>
            <text:p text:style-name="P52"/>
            <text:p text:style-name="P53"/>
            <text:p text:style-name="P54"/>
            <text:p text:style-name="P55"/>
            <text:p text:style-name="P56"/>
            <text:p text:style-name="P57"/>
            <text:p text:style-name="P58"/>
            <text:p text:style-name="P59"/>
            <text:p text:style-name="P60"/>
            <text:p text:style-name="P61"/>
          </table:table-cell>
          <table:table-cell table:style-name="TableCell62">
            <text:h text:style-name="P63" text:outline-level="3"><text:a xlink:href="https://www.pi-healthcare.com" office:target-frame-name="_top" xlink:show="replace"><text:span text:style-name="Hyperlink">Pi Healthcare</text:span></text:a><text:s/><text:span text:style-name="Heading5Char">/ Head of Technology</text:span></text:h>
            <text:h text:style-name="P64" text:outline-level="4">August 2018 - present / Ilkley</text:h>
            <text:p text:style-name="ListParagraph">Overall responsibility for all technology driven projects within the company, both client-focused and internal, including ongoing governance and<text:s/>maintenance.</text:p>
            <text:p text:style-name="ListParagraph">Design &amp; development of a bespoke online platform, including its underlying Azure SQL server relational database &amp; integration and management of the various data sources.</text:p>
            <text:p text:style-name="ListParagraph">Managing a team of five technical staff, providing mentoring, guidance and day-to-day support.</text:p>
            <text:p text:style-name="ListParagraph">Lead contact responsible for all technical stakeholder partnerships.</text:p>
            <text:p text:style-name="ListParagraph">Appointed the Data Protection Officer responsible for ensuring the company is fully compliant with GDPR.</text:p>
            <text:p text:style-name="ListParagraph"/>
            <text:h text:style-name="P65" text:outline-level="3"><text:a xlink:href="https://digital.nhs.uk/" office:target-frame-name="_top" xlink:show="replace"><text:span text:style-name="Hyperlink">NHS Digital</text:span></text:a><text:s/><text:span text:style-name="Heading5Char">/ Sen</text:span><text:span text:style-name="Heading5Char">ior Business Intelligence Analyst (Contract)</text:span></text:h>
            <text:h text:style-name="P66" text:outline-level="4">December 2017 - March 2018 / Leeds</text:h>
            <text:p text:style-name="ListParagraph">Created a full life cycle of reporting suite, from requirement gathering, to data collating, Power BI report design and online publication.</text:p>
            <text:p text:style-name="ListParagraph">Responsible for training and skills<text:s/>development to colleagues.</text:p>
            <text:p text:style-name="ListParagraph"/>
            <text:h text:style-name="P67" text:outline-level="3"><text:a xlink:href="https://yhcs.org.uk/" office:target-frame-name="_top" xlink:show="replace"><text:span text:style-name="Hyperlink">NHS Yorkshire &amp; Humber CSU</text:span></text:a><text:s/>/<text:s/><text:a xlink:href="https://embedhealth.co.uk/" office:target-frame-name="_top" xlink:show="replace"><text:span text:style-name="Hyperlink">Embed</text:span></text:a><text:span text:style-name="Heading5Char"><text:s/>/ Business Intelligence Developer (Contract)</text:span></text:h>
            <text:h text:style-name="P68" text:outline-level="4">April 2013 - June 2017 / Bradford</text:h>
            <text:p text:style-name="ListParagraph">Responsible for<text:s/>designing &amp; generating multiple routine reports from various NHS datasets.</text:p>
            <text:p text:style-name="ListParagraph">Created bespoke tools to cater for various ad-hoc requests from internal &amp; external customers.</text:p>
            <text:p text:style-name="ListParagraph">Designed a system to routinely collate irregular reports into a single database, to export into a suite of Service level agreement monitoring reports for distribution to customers.</text:p>
            <text:p text:style-name="ListParagraph"/>
            <text:h text:style-name="P69" text:outline-level="3"><text:a xlink:href="https://www.ukar.co.uk/" office:target-frame-name="_top" xlink:show="replace"><text:span text:style-name="Hyperlink">UKAR</text:span></text:a><text:s/><text:span text:style-name="Heading5Char">/ Management Information Analyst (Contract)</text:span></text:h>
            <text:h text:style-name="P70" text:outline-level="4">July 2012 - March 2013 / Crossflatts</text:h>
            <text:p text:style-name="ListParagraph">Developed systems for fast and accurate production of HR focused MI reports.</text:p>
            <text:p text:style-name="ListParagraph">Produced ad-hoc analysis from confidential HR data.</text:p>
            <text:p text:style-name="ListParagraph"/>
            <text:h text:style-name="P71" text:outline-level="3"><text:a xlink:href="https://stevieholmes.github.io/" office:target-frame-name="_top" xlink:show="replace"><text:span text:style-name="Hyperlink">Self Employed</text:span></text:a><text:s/><text:span text:style-name="Heading5Char">/ Web design</text:span></text:h>
            <text:h text:style-name="P72" text:outline-level="4">February 2011 - July 2012 / Home based</text:h>
            <text:p text:style-name="ListParagraph">Started up and ran a web design company, gaining and improving my<text:s/>knowledge of several software packages and languages as well as insights into all aspects of running a business.</text:p>
            <text:h text:style-name="P73" text:outline-level="3"><text:a xlink:href="https://www.aetna.com/" office:target-frame-name="_top" xlink:show="replace"><text:span text:style-name="Hyperlink">Aetna</text:span></text:a><text:s/><text:span text:style-name="Heading5Char">/ Informatics Analyst</text:span></text:h>
            <text:h text:style-name="P74" text:outline-level="4">December 2008 - January 2011 / Home based</text:h>
            <text:p text:style-name="ListParagraph">Analysed integrated healthcare data using descriptive and inferential statistics to create utilization, quality and cost containment summary information to assist in decision support.</text:p>
            <text:p text:style-name="ListParagraph">Defined, designed, developed and delivered care management nurse activity statistics after extensive liaison with senior nurses.</text:p>
            <text:p text:style-name="ListParagraph"/>
            <text:h text:style-name="P75" text:outline-level="3"><text:a xlink:href="https://www.gov.uk/government/organisations/department-of-health-and-social-care" office:target-frame-name="_top" xlink:show="replace"><text:span text:style-name="Hyperlink">Department of Health</text:span></text:a><text:s/>/<text:s/><text:a xlink:href="https://gss.civilservice.gov.uk/" office:target-frame-name="_top" xlink:show="replace"><text:span text:style-name="Hyperlink">GSS</text:span></text:a><text:s/><text:span text:style-name="Heading5Char">/ Statistician, Planning Manager and A</text:span><text:span text:style-name="Heading5Char">nalyst</text:span></text:h>
            <text:h text:style-name="P76" text:outline-level="4">January 2003 - December 2008 / Leeds</text:h>
            <text:p text:style-name="ListParagraph">Responsible for managing the process of collecting NHS plans from multiple (hundreds) of organisations.</text:p>
            <text:p text:style-name="ListParagraph">Successfully collated NHS plans using new technology to an extremely tight deadline. Line management responsibility.</text:p>
            <text:p text:style-name="ListParagraph">Responsible for collection, validation, maintenance and analysis of key NHS target data.</text:p>
            <text:p text:style-name="ListParagraph">Providing ad-hoc analysis to senior management, commissioning the relevant source data.</text:p>
            <text:p text:style-name="ListParagraph">Created a popular tool converting data held as old NHS<text:s/>organisations structure into a format in keeping with the latest configuration.</text:p>
            <text:p text:style-name="ListParagraph"/>
            <text:h text:style-name="P77" text:outline-level="3"><text:a xlink:href="http://www.greatclothes.co.uk/" office:target-frame-name="_top" xlink:show="replace"><text:span text:style-name="Hyperlink">Great Clothes</text:span></text:a><text:s/><text:span text:style-name="Heading5Char">/ Buying Analyst</text:span></text:h>
            <text:h text:style-name="P78" text:outline-level="4">September 2001 - January 2003 / Leeds</text:h>
            <text:p text:style-name="ListParagraph">Allocated the annual purchasing budget of £8.5m and re-ordered stock worth £2.5m p.a.</text:p>
            <text:p text:style-name="ListParagraph">Automated many processes including an automated order sheet - produced through extensive liaison with internal stakeholders and the external I.T. systems provider.</text:p>
            <text:p text:style-name="ListParagraph">Responsible for the complete reorganisation of the company's information structure, which improved efficiency in accessing data.</text:p>
            <text:p text:style-name="ListParagraph"/>
            <text:h text:style-name="P79" text:outline-level="3">Various<text:s/><text:span text:style-name="Heading5Char">/ Part time roles (temporary)</text:span></text:h>
            <text:h text:style-name="P80" text:outline-level="4">September 1995 - August 2001 / Leeds, Bradford, Manchester &amp; Germany</text:h>
            <text:p text:style-name="ListParagraph">Various part time roles for funding University &amp; until gaining full time employment</text:p>
            <text:p text:style-name="ListParagraph"/>
          </table:table-cell>
        </table:table-row>
        <table:table-row table:style-name="TableRow81">
          <table:table-cell table:style-name="TableCell82">
            <text:h text:style-name="Heading2" text:outline-level="2"><text:bookmark-start text:name="Education"/><text:bookmark-end text:name="Education"/><text:soft-page-break/>Education</text:h>
          </table:table-cell>
          <table:table-cell table:style-name="TableCell83">
            <text:h text:style-name="P84" text:outline-level="3"><text:a xlink:href="https://www.mmu.ac.uk/" office:target-frame-name="_top" xlink:show="replace"><text:span text:style-name="Hyperlink">Manchester Metropolitan University</text:span></text:a><text:s/><text:span text:style-name="Heading5Char">/ Part time</text:span></text:h>
            <text:h text:style-name="P85" text:outline-level="4">September 1995 - July 2000 / Manchester</text:h>
            <text:p text:style-name="ListParagraph">B.Sc. (Hon’s) Business Mathematics &amp; Statistics, 2(ii)</text:p>
            <text:p text:style-name="ListParagraph"/>
            <text:h text:style-name="P86" text:outline-level="3"><text:a xlink:href="https://www.southcraven.org/" office:target-frame-name="_top" xlink:show="replace"><text:span text:style-name="Hyperlink">South Craven School</text:span></text:a></text:h>
            <text:h text:style-name="P87" text:outline-level="4">September 1988 - July 1995 / North Yorkshire</text:h>
            <text:p text:style-name="ListParagraph">3 A-Levels: Mathematics and Statistics, Economics, General Studies.</text:p>
            <text:p text:style-name="ListParagraph">8 GCSE’s: Grades A to C, including Mathematics &amp; English</text:p>
            <text:p text:style-name="ListParagraph"/>
          </table:table-cell>
        </table:table-row>
        <table:table-row table:style-name="TableRow88">
          <table:table-cell table:style-name="TableCell89">
            <text:h text:style-name="Heading2" text:outline-level="2"><text:bookmark-start text:name="Interests"/><text:bookmark-end text:name="Interests"/>Interests</text:h>
          </table:table-cell>
          <table:table-cell table:style-name="TableCell90">
            <text:p text:style-name="ListParagraph">Sporting successes include completing the London marathon, a representative rugby league call up for Great Britain’s Civil Service, and regular representation of football &amp; rugby 7’s for<text:s/><text:a xlink:href="https://www.hassra.org.uk/" office:target-frame-name="_top" xlink:show="replace"><text:span text:style-name="Hyperlink">HASSRA UK</text:span></text:a>. Other pastimes include motorcycling, computing, DIY, exercising and socialising.<text:s/></text:p>
            <text:p text:style-name="ListParagraph"/>
            <text:p text:style-name="ListParagraph"/>
            <text:p text:style-name="ListParagraph"/>
            <text:p text:style-name="ListParagraph"/>
            <text:p text:style-name="ListParagraph"/>
            <text:p text:style-name="ListParagraph">References available upon request.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mbria" style:font-name-asian="Cambr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bottom="0.0833in" fo:line-height="100%"/>
      <style:text-properties style:font-name="Verdana" style:font-name-asian="Times New Roman" fo:font-weight="bold" style:font-weight-asian="bold" fo:color="#3C6478" fo:font-size="20pt" style:font-size-asian="20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bottom="0in" fo:line-height="100%"/>
      <style:text-properties style:font-name-asian="Times New Roman" fo:color="#3C6478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bottom="0in"/>
      <style:text-properties style:font-name-asian="Times New Roman" fo:color="#3C64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bottom="0.0972in"/>
      <style:text-properties style:font-name-asian="Times New Roman" style:font-style-complex="italic" fo:color="#3C6478" fo:font-size="10pt" style:font-size-asian="10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-asian="Times New Roman" fo:color="#3C6478" fo:font-size="10pt" style:font-size-asian="10pt" fo:hyphenate="false"/>
    </style:style>
    <style:style style:name="Normal" style:display-name="Normal" style:family="paragraph">
      <style:text-properties fo:color="#444444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Verdana" style:font-name-asian="Times New Roman" style:font-name-complex="Times New Roman" fo:font-weight="bold" style:font-weight-asian="bold" fo:color="#3C6478" fo:font-size="20pt" style:font-size-asian="20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C6478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color="#3C6478" fo:font-size="12pt" style:font-size-asian="12pt" style:font-size-complex="12pt"/>
    </style:style>
    <style:style style:name="Hyperlink" style:display-name="Hyperlink" style:family="text" style:parent-style-name="DefaultParagraphFont">
      <style:text-properties style:font-name="Cambria" fo:color="#3C6478" style:text-underline-type="single" style:text-underline-style="solid" style:text-underline-width="auto" style:text-underline-mode="continuous" style:text-underline-color="#3C6478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style:font-style-complex="italic" fo:color="#3C6478" fo:font-size="10pt" style:font-size-asian="10pt"/>
    </style:style>
    <style:style style:name="ListParagraph" style:display-name="List Paragraph" style:family="paragraph" style:parent-style-name="Normal">
      <style:paragraph-properties fo:text-align="justify" fo:margin-bottom="0in" fo:line-height="108%"/>
      <style:text-properties fo:font-size="10pt" style:font-size-asian="10pt" fo:hyphenate="false"/>
    </style:style>
    <style:style style:name="Subtitle" style:display-name="Subtitle" style:family="paragraph" style:parent-style-name="Normal" style:next-style-name="Normal">
      <style:paragraph-properties fo:margin-bottom="0.1666in"/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3C6478" fo:font-size="10pt" style:font-size-asian="10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color="#444444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color="#444444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5909in" fo:margin-bottom="0.4923in" fo:margin-right="0.5909in" style:num-format="1" style:writing-mode="lr-tb">
        <style:footnote-sep style:width="0.007in" style:rel-width="33%" style:color="#444444" style:line-style="solid" style:adjustment="left"/>
      </style:page-layout-properties>
      <style:header-style>
        <style:header-footer-properties style:dynamic-spacing="true" fo:min-height="0.2555in"/>
      </style:header-style>
      <style:footer-style>
        <style:header-footer-properties style:dynamic-spacing="true" fo:min-height="0.2555in"/>
      </style:footer-style>
    </style:page-layout>
    <style:style style:name="P2" style:parent-style-name="Footer" style:family="paragraph">
      <style:paragraph-properties fo:text-align="center" fo:margin-left="0.075in" fo:margin-right="0.3152in">
        <style:tab-stops>
          <style:tab-stop style:type="right" style:position="7.0111in"/>
        </style:tab-stops>
      </style:paragraph-properties>
    </style:style>
    <style:style style:name="T3" style:parent-style-name="DefaultParagraphFont" style:family="text">
      <style:text-properties fo:color="#7F7F7F" fo:font-size="10pt" style:font-size-asian="10pt" style:font-size-complex="10pt"/>
    </style:style>
    <style:style style:name="T4" style:parent-style-name="DefaultParagraphFont" style:family="text">
      <style:text-properties fo:color="#7F7F7F" fo:font-size="10pt" style:font-size-asian="10pt" style:font-size-complex="10pt"/>
    </style:style>
    <style:style style:name="T5" style:parent-style-name="DefaultParagraphFont" style:family="text">
      <style:text-properties fo:color="#7F7F7F" style:text-position="super 65%" fo:font-size="10pt" style:font-size-asian="10pt" style:font-size-complex="10pt"/>
    </style:style>
    <style:style style:name="T6" style:parent-style-name="DefaultParagraphFont" style:family="text">
      <style:text-properties fo:color="#7F7F7F" fo:font-size="10pt" style:font-size-asian="10pt" style:font-size-complex="10pt"/>
    </style:style>
    <style:style style:name="T7" style:parent-style-name="DefaultParagraphFont" style:family="text">
      <style:text-properties fo:color="#7F7F7F" fo:font-size="10pt" style:font-size-asian="10pt" style:font-size-complex="10pt"/>
    </style:style>
    <style:style style:name="T8" style:parent-style-name="DefaultParagraphFont" style:family="text">
      <style:text-properties fo:color="#7F7F7F" fo:font-size="10pt" style:font-size-asian="10pt" style:font-size-complex="10pt"/>
    </style:style>
    <style:style style:name="T9" style:parent-style-name="DefaultParagraphFont" style:family="text">
      <style:text-properties fo:color="#7F7F7F" fo:font-size="10pt" style:font-size-asian="10pt" style:font-size-complex="10pt"/>
    </style:style>
    <style:style style:name="T10" style:parent-style-name="DefaultParagraphFont" style:family="text">
      <style:text-properties fo:color="#7F7F7F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2"><text:span text:style-name="T3">Steve Holmes</text:span><text:span text:style-name="T4"><text:tab/><text:s text:c="21"/>Curriculum Vitae: 20</text:span><text:span text:style-name="T5">th</text:span><text:span text:style-name="T6"><text:s/>Sep 2020</text:span><text:span text:style-name="T7"><text:tab/></text:span><text:span text:style-name="T8"><text:tab/></text:span><text:span text:style-name="T9"><text:page-number style:num-format="1" text:fixed="false">1</text:page-number></text:span><text:span text:style-name="T10">/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 H</meta:initial-creator>
    <dc:creator>S H</dc:creator>
    <meta:creation-date>2020-09-20T10:26:00Z</meta:creation-date>
    <dc:date>2020-09-20T13:22:00Z</dc:date>
    <meta:print-date>2020-09-20T10:26:00Z</meta:print-date>
    <meta:template xlink:href="Normal.dotm" xlink:type="simple"/>
    <meta:editing-cycles>4</meta:editing-cycles>
    <meta:editing-duration>PT240S</meta:editing-duration>
    <meta:document-statistic meta:page-count="2" meta:paragraph-count="11" meta:word-count="864" meta:character-count="5784" meta:row-count="41" meta:non-whitespace-character-count="4931"/>
  </office:meta>
</office:document-meta>
</file>